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list-style-name="L1">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8"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9"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0" style:family="paragraph" style:parent-style-name="Standard">
      <style:paragraph-properties fo:text-align="start" style:justify-single-word="false"/>
    </style:style>
    <style:style style:name="P11" style:family="paragraph" style:parent-style-name="Standard" style:list-style-name="L2">
      <style:paragraph-properties fo:text-align="start" style:justify-single-word="false"/>
    </style:style>
    <style:style style:name="P12" style:family="paragraph" style:parent-style-name="Standard">
      <style:paragraph-properties fo:text-align="start" style:justify-single-word="false"/>
      <style:text-properties style:text-underline-style="none" fo:font-weight="normal" style:font-weight-asian="normal" style:font-weight-complex="normal"/>
    </style:style>
    <style:style style:name="P13" style:family="paragraph" style:parent-style-name="Standard">
      <style:paragraph-properties fo:text-align="center" style:justify-single-word="false"/>
      <style:text-properties style:text-underline-style="none" fo:font-weight="bold" style:font-weight-asian="bold" style:font-weight-complex="bold"/>
    </style:style>
    <style:style style:name="P14" style:family="paragraph" style:parent-style-name="Standard">
      <style:paragraph-properties fo:text-align="start" style:justify-single-word="false"/>
      <style:text-properties style:text-underline-style="none"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wlGraph User Manual</text:p>
      <text:p text:style-name="P1"/>
      <text:p text:style-name="P2"><text:tab/>Owlgraph belongs to the gargantuan class of graph viewer applications. It differs from most of them in its ability to display “transforms” of arbitrary graphs, and then recalculate those transforms in real-time as the user modifies the original graph.</text:p>
      <text:p text:style-name="P2"/>
      <text:p text:style-name="P7"><text:tab/>Owlgraph is a python-gtk project written by Zachary Rubenstein largely at the service of the Rice University VIGRE program. It was starting in Spring 2010.</text:p>
      <text:p text:style-name="P7"/>
      <text:p text:style-name="P8">Opening OwlGraph</text:p>
      <text:p text:style-name="P8"/>
      <text:p text:style-name="P7"><text:tab/>Owlgraph is a python script. To start Owlgraph, run owlgraph.py in the program's root directory with python. See README in the program's root directory for installation instructions.</text:p>
      <text:p text:style-name="P7"/>
      <text:p text:style-name="P8">Using the Workspace</text:p>
      <text:p text:style-name="P8"><text:span text:style-name="T1"/></text:p>
      <text:p text:style-name="P9"><text:span text:style-name="T1"><text:tab/>When Owlgraph opens, the majority of the window is taken up by a blank workspace. You may clear the workspace at any time with file-&gt;New.</text:span></text:p>
      <text:p text:style-name="P9"><text:span text:style-name="T1"/></text:p>
      <text:p text:style-name="P9"><text:span text:style-name="T1"><text:tab/>The general operation of Owlgraph follows the following schema:</text:span></text:p>
      <text:list xml:id="list367959829" text:style-name="L1">
        <text:list-item>
          <text:p text:style-name="P3"><text:span text:style-name="T3">Select the object which you wish to work with on the workspace.</text:span></text:p>
        </text:list-item>
        <text:list-item>
          <text:p text:style-name="P3"><text:span text:style-name="T3">Right click on the workspace to bring up the context menu for that object</text:span></text:p>
        </text:list-item>
        <text:list-item>
          <text:p text:style-name="P3"><text:span text:style-name="T3">Select the operation which you wish to perform.</text:span></text:p>
        </text:list-item>
      </text:list>
      <text:p text:style-name="P2"><text:span text:style-name="T3"/></text:p>
      <text:p text:style-name="P2"><text:span text:style-name="T3"><text:tab/>Objects that can be selected include: nothing, a graph or transform of a graph, a number of graphs and transforms in any combination, a vertex on a graph or transform, and a number of vertices on a graph or transform.</text:span></text:p>
      <text:p text:style-name="P2"><text:span text:style-name="T3"/></text:p>
      <text:p text:style-name="P2"><text:span text:style-name="T3"><text:tab/>If an object has a filled box in the lower-right hand corner, that object can be resized by clicking and dragging the box. Objects can be moved by clicking and dragging a portion of the object that is not in said filled box. Vertices in transforms cannot be moved or resized independently, but they will reflect changes in the original graph.</text:span></text:p>
      <text:p text:style-name="P2"><text:span text:style-name="T3"/></text:p>
      <text:p text:style-name="P4"><text:span text:style-name="T2">Using the Menu</text:span></text:p>
      <text:p text:style-name="P4"><text:span text:style-name="T4"/></text:p>
      <text:p text:style-name="P12"><text:span text:style-name="T3">File →</text:span></text:p>
      <text:p text:style-name="P12"><text:span text:style-name="T3"><text:tab/>New: Clear the current workspace</text:span></text:p>
      <text:p text:style-name="P12"><text:span text:style-name="T3"><text:tab/>Save Workspace: Save the layout of the current workspace to a .ogr file </text:span></text:p>
      <text:p text:style-name="P12"><text:span text:style-name="T3"><text:tab/>Save Workspace As: As above, but the .ogr file can be respecified</text:span></text:p>
      <text:p text:style-name="P12"><text:span text:style-name="T3"><text:tab/>Open Workspace: Replace the current workspace with one specified in an .ogr file</text:span></text:p>
      <text:p text:style-name="P12"><text:span text:style-name="T3"><text:tab/>Export as Picture: Save the current workspace as a .png or .jpg. (The type of picture is judged according the the specified file extension. Owlgraph will choose .png if a valid extension is not chosen manually.)</text:span></text:p>
      <text:p text:style-name="P12"><text:span text:style-name="T3"><text:tab/>Quit: Exit Owlgraph</text:span></text:p>
      <text:p text:style-name="P12"><text:span text:style-name="T3">Help → </text:span></text:p>
      <text:p text:style-name="P12"><text:span text:style-name="T3"><text:tab/>Owlgraph Help: Open this document.</text:span></text:p>
      <text:p text:style-name="P12"><text:span text:style-name="T3"><text:tab/>About Owlgraph: Summon the “about” dialog.</text:span></text:p>
      <text:p text:style-name="P12"><text:span text:style-name="T3"/></text:p>
      <text:p text:style-name="P13"><text:span text:style-name="T3">Non-Transform Operations</text:span></text:p>
      <text:p text:style-name="P13"><text:soft-page-break/><text:span text:style-name="T3"/></text:p>
      <text:p text:style-name="P12"><text:span text:style-name="T3"><text:tab/>Each of these transforms is available if the specified object is highlighted or if a child of the specified object is highlighted. (Graphs and transforms are children of “nothing” vertices are children of their respective graphs and transforms.)</text:span></text:p>
      <text:p text:style-name="P12"><text:span text:style-name="T3"/></text:p>
      <text:p text:style-name="P6">Nothing:</text:p>
      <text:p text:style-name="P6"><text:tab/><text:span text:style-name="T3">New Graph: Creates a New graph at the position of the right click. In the “New Graph” dialog, the user may specify a number of nodes to initialize with this graph, and, if edge probability is set greater than 0, the new graph will be a Bernoulli random graph with the specified edge probability.</text:span></text:p>
      <text:p text:style-name="P6">Graph and Transforms:</text:p>
      <text:p text:style-name="P6"><text:tab/><text:span text:style-name="T3">Hide: Hide this graph or transform. When the graph or transform is again selected, with option to unhide the graph will be available. A hidden graph has only a restricted set of operations available.</text:span></text:p>
      <text:p text:style-name="P6"><text:span text:style-name="T3"><text:tab/>Add Point: Insert a new vertex into the graph at the position of the right click. This is not available for transforms.</text:span></text:p>
      <text:p text:style-name="P6"><text:span text:style-name="T3"><text:tab/>Delete Graph: Remove this graph or transform and all transforms of the graph or transform from the workspace.</text:span></text:p>
      <text:p text:style-name="P6"><text:span text:style-name="T3"><text:tab/>[Create Transform]: In addition to these options, a number of transforms are available. These create a transform of the original graph or transform at the position of the right click. The figure depicted in the transform will be the original graph or transform, with edges and vertices selected by some operation specified by the particular transform chosen. For instance, the “Spanning tree” transform will highlight a spanning tree of the transformed graph or transform. Some of these transforms will break if some number of vertices of the graph or transform to be transformed are not selected. These transforms are recalculated when a change is made to the original graph.</text:span></text:p>
      <text:p text:style-name="P6">Vertices:</text:p>
      <text:p text:style-name="P6"><text:span text:style-name="T3"><text:tab/>Remove Point: Removes the vertex from the graph.</text:span></text:p>
      <text:p text:style-name="P6"><text:span text:style-name="T3"><text:tab/>Connect: Mutually connect all selected vertices.</text:span></text:p>
      <text:p text:style-name="P6"><text:span text:style-name="T3"><text:tab/>Disconnect: Mutually disconnect all selected vertices.</text:span></text:p>
      <text:p text:style-name="P12"><text:span text:style-name="T3"><text:tab/>Toggle active: Highlight nodes that are not highlighted nodes and remove the highlight from highlighted nodes.</text:span></text:p>
      <text:p text:style-name="P12"><text:span text:style-name="T3"><text:tab/>(Note: None of these are available for nodes of transforms.)</text:span></text:p>
      <text:p text:style-name="P12"><text:span text:style-name="T3"/></text:p>
      <text:p text:style-name="P13"><text:span text:style-name="T3">Creating Transforms</text:span></text:p>
      <text:p text:style-name="P13"><text:span text:style-name="T3"/></text:p>
      <text:p text:style-name="P14"><text:span text:style-name="T3"><text:tab/></text:span><text:span text:style-name="T5">Owlgraph is built to allow addition of custom transforms written in python and using numpy. In order to create a custom transform:</text:span></text:p>
      <text:list xml:id="list46185957" text:style-name="L2">
        <text:list-item>
          <text:p text:style-name="P11"><text:span text:style-name="T6">Transforms are located in src/model/adapter/policy/transforms. First, add a new .py file to this directory (let's call it “myTrans.py”)</text:span></text:p>
        </text:list-item>
        <text:list-item>
          <text:p text:style-name="P11"><text:span text:style-name="T6">Copy the contents of identity.py to this new file. This will be the template for the new transform.</text:span></text:p>
        </text:list-item>
        <text:list-item>
          <text:p text:style-name="P11"><text:span text:style-name="T6">Edit the “name =” field to the name of your transform. (For example, change it to: </text:span></text:p>
          <text:list>
            <text:list-header>
              <text:p text:style-name="P11"><text:span text:style-name="T6">name = 'My Transform'</text:span></text:p>
            </text:list-header>
          </text:list>
        </text:list-item>
        <text:list-item>
          <text:p text:style-name="P11"><text:span text:style-name="T6">Add to the __init__ method after the first line to set up the transform's initial environment. (the transform will always have access to the field self.selected, which is a list of the indices of the vertices that were selected to create the transform. It should be noted that Owlgraph will attempt to renumber these vertices if a vertex is removed from the original graph. </text:span></text:p>
        </text:list-item>
        <text:list-item>
          <text:p text:style-name="P11"><text:span text:style-name="T6">Alter the transform method to highlight the desired nodes. The user is given three fields:</text:span></text:p>
          <text:list>
            <text:list-item>
              <text:p text:style-name="P11"><text:span text:style-name="T6">model: a 2-dimensional numpy array representing the graph's adjacency matrix.</text:span></text:p>
            </text:list-item>
            <text:list-item>
              <text:p text:style-name="P11"><text:span text:style-name="T6">active_nodes: A list of nodes that are already highlighted.</text:span></text:p>
            </text:list-item>
            <text:list-item>
              <text:p text:style-name="P11"><text:span text:style-name="T6">active_edges: a list of edges that are already highlighted. Edges are represented as tuples of </text:span><text:soft-page-break/><text:span text:style-name="T6">vertex indices, arranged in ascending order.</text:span></text:p>
            </text:list-item>
          </text:list>
        </text:list-item>
        <text:list-item>
          <text:p text:style-name="P11"><text:span text:style-name="T6">The transform method is expected to return a tuple of two entries:</text:span></text:p>
          <text:list>
            <text:list-item>
              <text:p text:style-name="P11"><text:span text:style-name="T6">A list of nodes to be highlighted after the transform.</text:span></text:p>
            </text:list-item>
            <text:list-item>
              <text:p text:style-name="P11"><text:span text:style-name="T6">A list of edges to be highlighted after the transform. (For convenience, <text:s/>you may use self.mk_con(index1, index2) to return a proper edge representation given the indices of two nodes.</text:span></text:p>
            </text:list-item>
            <text:list-item>
              <text:p text:style-name="P11"><text:span text:style-name="T6">Other Convenience methods:</text:span></text:p>
              <text:list>
                <text:list-item>
                  <text:p text:style-name="P11"><text:span text:style-name="T6">self.path_from_nodes(nodelist) returns a list of edges that represent the path between the nodes given in nodelist in order.</text:span></text:p>
                </text:list-item>
                <text:list-item>
                  <text:p text:style-name="P11"><text:span text:style-name="T6">self.all_combinations_from_nodes(nodelist) returns a list of all possible edges between the nodes in nodelist.</text:span></text:p>
                </text:list-item>
              </text:list>
            </text:list-item>
          </text:list>
        </text:list-item>
        <text:list-item>
          <text:p text:style-name="P11"><text:span text:style-name="T6">Edit __init__.py and add the base name of your file to the list __all__. (For instance, in our case, add the string, 'myTrans' to the list.</text:span></text:p>
        </text:list-item>
      </text:list>
      <text:p text:style-name="P10"><text:span text:style-name="T6"/></text:p>
      <text:p text:style-name="P10"><text:span text:style-name="T6">Warning: A workspace that employs a given transform must be loaded in a copy of owlgraph with the same transform available.</text:span></text:p>
      <text:p text:style-name="P12"><text:span text:style-name="T3"/></text:p>
      <text:p text:style-name="P12"><text:span text:style-name="T3">Last updated 1.0.0dev10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ach </meta:initial-creator>
    <meta:creation-date>2010-07-23T12:42:30</meta:creation-date>
    <meta:document-statistic meta:table-count="0" meta:image-count="0" meta:object-count="0" meta:page-count="3" meta:paragraph-count="59" meta:word-count="1055" meta:character-count="6332"/>
    <dc:date>2010-07-23T13:49:06</dc:date>
    <dc:creator>zach </dc:creator>
    <meta:editing-duration>PT00H00M14S</meta:editing-duration>
    <meta:editing-cycles>1</meta:editing-cycles>
    <meta:generator>OpenOffice.org/3.2$Linux OpenOffice.org_project/320m12$Build-9483</meta:generator>
  </office:meta>
</office:document-meta>
</file>